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 MCMC SETUP V10: Geometria Consciente ---</text:p>
      <text:p text:style-name="Standard">Lendo Supernovas...</text:p>
      <text:p text:style-name="Standard">✅ 1048 observáveis carregados.</text:p>
      <text:p text:style-name="Standard">Configurando Matriz de Covariância...</text:p>
      <text:p text:style-name="Standard">✅ Matriz pronta e invertida.</text:p>
      <text:p text:style-name="Standard">🚀 Iniciando a busca pelo singular (4000 passos)...</text:p>
      <text:p text:style-name="Standard">100% 4000/4000 [3:35:24&lt;00:00, <text:s/>3.23s/it]</text:p>
      <text:p text:style-name="Standard">🏁 Concluído em 215.43 minutos.</text:p>
      <text:p text:style-name="Standard">B = 0.742 (+0.040 / -0.039)</text:p>
      <text:p text:style-name="Standard">C = -0.194 (+0.038 / -0.035)</text:p>
      <text:p text:style-name="Standard">M = -28.571 (+0.014 / -0.014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05:29:04.215651600</meta:creation-date>
    <dc:date>2025-12-23T05:30:16.218973000</dc:date>
    <meta:editing-duration>PT1M27S</meta:editing-duration>
    <meta:editing-cycles>1</meta:editing-cycles>
    <meta:document-statistic meta:table-count="0" meta:image-count="0" meta:object-count="0" meta:page-count="1" meta:paragraph-count="11" meta:word-count="57" meta:character-count="363" meta:non-whitespace-character-count="316"/>
    <meta:generator>LibreOffice/25.8.3.2$Windows_X86_64 LibreOffice_project/8ca8d55c161d602844f5428fa4b58097424e324e</meta:generator>
  </office:meta>
</office:document-meta>
</file>